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ff"/>
      <style:text-properties fo:color="#000000" style:font-name="FreeSans" fo:font-size="10pt" style:font-size-asian="10pt" style:font-size-complex="10pt"/>
    </style:style>
    <style:style style:name="ce8" style:family="table-cell" style:parent-style-name="Default">
      <style:table-cell-properties fo:background-color="#ffccff"/>
    </style:style>
    <style:style style:name="ce9" style:family="table-cell" style:parent-style-name="Default">
      <style:table-cell-properties fo:background-color="#ffccff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ccff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cccc"/>
    </style:style>
    <style:style style:name="ce12" style:family="table-cell" style:parent-style-name="Default">
      <style:table-cell-properties fo:background-color="#ffffcc"/>
    </style:style>
    <style:style style:name="ce13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4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ccffff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ackground-color="#ccffcc"/>
      <style:text-properties fo:color="#2c2c2c" style:font-name="DejaVu Sans" fo:font-size="5.44999980926514pt" fo:language="none" fo:country="none" style:font-name-asian="DejaVu Sans" style:font-size-asian="5.44999980926514pt" style:language-asian="none" style:country-asian="none" style:font-name-complex="DejaVu Sans" style:font-size-complex="5.44999980926514pt" style:language-complex="none" style:country-complex="none"/>
    </style:style>
    <style:style style:name="ce19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20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21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2" style:family="table-cell" style:parent-style-name="Default">
      <style:table-cell-properties fo:background-color="#99ffff"/>
      <style:text-properties fo:color="#000000"/>
    </style:style>
    <style:style style:name="ce23" style:family="table-cell" style:parent-style-name="Default">
      <style:table-cell-properties fo:background-color="#99ffff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Claim recipts</text:p>
          </table:table-cell>
          <table:covered-table-cell table:number-columns-repeated="6" table:style-name="ce4"/>
          <table:table-cell table:style-name="ce15" office:value-type="string" calcext:value-type="string">
            <text:p>LimFire: Write up model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 table:number-columns-spanned="7" table:number-rows-spanned="1">
            <text:p>Join Union</text:p>
          </table:table-cell>
          <table:covered-table-cell table:number-columns-repeated="6" table:style-name="ce4"/>
          <table:table-cell table:style-name="ce16" office:value-type="string" calcext:value-type="string">
            <text:p>LimFire: Send Yannis cde, model descrption and data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5" office:value-type="string" calcext:value-type="string">
            <text:p>LimFIRE: speak t Toby re: atribution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 table:number-columns-spanned="7" table:number-rows-spanned="1">
            <text:p>FIREMIP absract</text:p>
          </table:table-cell>
          <table:covered-table-cell table:number-columns-repeated="6" table:style-name="ce4"/>
          <table:table-cell table:style-name="ce15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4"/>
          <table:table-cell table:style-name="ce17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4"/>
          <table:table-cell table:style-name="ce15" office:value-type="string" calcext:value-type="string">
            <text:p>Phendulum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8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Book crnwall rain</text:p>
          </table:table-cell>
          <table:covered-table-cell table:number-columns-repeated="6" table:style-name="ce7"/>
          <table:table-cell table:style-name="ce15" office:value-type="string" calcext:value-type="string">
            <text:p>Firemip: No devtools workaround</text:p>
          </table:table-cell>
          <table:table-cell table:style-name="ce19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book flights</text:p>
          </table:table-cell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LimFie: Reply to Beccy</text:p>
          </table:table-cell>
          <table:table-cell table:style-name="ce7" table:number-columns-repeated="6"/>
          <table:table-cell table:style-name="ce15" office:value-type="string" calcext:value-type="string">
            <text:p>FireMip: TM2 repo</text:p>
          </table:table-cell>
          <table:table-cell table:style-name="ce15" table:number-columns-repeated="6"/>
          <table:table-cell table:number-columns-repeated="7"/>
        </table:table-row>
        <table:table-row table:style-name="ro2">
          <table:covered-table-cell table:style-name="ce2"/>
          <table:table-cell table:style-name="ce9" office:value-type="string" calcext:value-type="string" table:number-columns-spanned="7" table:number-rows-spanned="1">
            <text:p>LimFire: AGU absract 3<text:span text:style-name="T1">rd</text:span> Aug!)</text:p>
          </table:table-cell>
          <table:covered-table-cell table:number-columns-repeated="6" table:style-name="ce7"/>
          <table:table-cell table:style-name="ce1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0" table:number-columns-spanned="7" table:number-rows-spanned="1"/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7"/>
          <table:table-cell table:style-name="ce19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8"/>
          <table:table-cell table:style-name="ce7" table:number-columns-repeated="6"/>
          <table:table-cell table:style-name="ce20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spanned="7" table:number-rows-spanned="1"/>
          <table:covered-table-cell table:number-columns-repeated="6" table:style-name="ce11"/>
          <table:table-cell table:style-name="ce21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repeated="7"/>
          <table:table-cell table:style-name="ce19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covered-table-cell table:style-name="ce2"/>
          <table:table-cell table:style-name="ce11" table:number-columns-repeated="7"/>
          <table:table-cell table:style-name="ce19" table:number-columns-spanned="7" table:number-rows-spanned="1"/>
          <table:covered-table-cell table:number-columns-repeated="6" table:style-name="ce19"/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2" table:number-columns-spanned="7" table:number-rows-spanned="1"/>
          <table:covered-table-cell table:number-columns-repeated="6" table:style-name="ce12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2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4" office:value-type="string" calcext:value-type="string">
            <text:p>Find placeto backup work</text:p>
          </table:table-cell>
          <table:table-cell table:style-name="ce12" table:number-columns-repeated="6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2" table:number-columns-repeated="6"/>
          <table:table-cell table:style-name="ce23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23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cv maker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office:value-type="string" calcext:value-type="string">
            <text:p>Make scholar grab into pack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2" table:number-columns-repeated="7"/>
          <table:table-cell table:style-name="ce24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0:12:39.24030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28T09:46:44.373157484</dc:date>
    <meta:editing-duration>P62DT5H19M5S</meta:editing-duration>
    <meta:editing-cycles>107</meta:editing-cycles>
    <meta:generator>LibreOffice/4.2.8.2$Linux_X86_64 LibreOffice_project/420$Build-2</meta:generator>
    <meta:document-statistic meta:table-count="2" meta:cell-count="34" meta:object-count="0"/>
  </office:meta>
</office:document-meta>
</file>